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onEndpoint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isCop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getDynamicResource( MessageExchange exchange , NormalizedMessage 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axonEndpoint.setR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getWsd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copyPropertiesAndAttachments( NormalizedMessage source , NormalizedMessage d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axonEndpoint.setCopySubject( boolean cop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parse( 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onEndpoint.isRe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Express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WsdlResource( Resource wsdl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onEndpoin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CopyAttachments(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Parameters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processInOut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onEndpoint.setReload( boolean re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getSourc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Result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SourceTransformer( SourceTransformer sourc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Endpoint.setConfiguration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